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993in" style:rel-column-width="2591*"/>
    </style:style>
    <style:style style:name="Table1.B" style:family="table-column">
      <style:table-column-properties style:column-width="2.2063in" style:rel-column-width="3177*"/>
    </style:style>
    <style:style style:name="Table1.C" style:family="table-column">
      <style:table-column-properties style:column-width="2.6875in" style:rel-column-width="387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top="0.2in" fo:margin-bottom="0.2in" fo:text-align="center" style:justify-single-word="false"/>
      <style:text-properties fo:language="ru" fo:country="RU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вартальный анализ целей в области качества на 2015 год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Цель</text:p>
          </table:table-cell>
          <table:table-cell table:style-name="Table1.A1" office:value-type="string">
            <text:p text:style-name="Table_20_Contents">Задача</text:p>
          </table:table-cell>
          <table:table-cell table:style-name="Table1.C1" office:value-type="string">
            <text:p text:style-name="Table_20_Contents">Выполнение</text:p>
          </table:table-cell>
        </table:table-row>
        <table:table-row>
          <table:table-cell table:style-name="Table1.A2" table:number-rows-spanned="4" office:value-type="string">
            <text:p text:style-name="Table_20_Contents">Увеличение выручки на 20% по сравнению с 2014 годом.</text:p>
          </table:table-cell>
          <table:table-cell table:style-name="Table1.A2" office:value-type="string">
            <text:p text:style-name="Table_20_Contents">Обеспечение роста численности производственного персонала до 65 человек.</text:p>
          </table:table-cell>
          <table:table-cell table:style-name="Table1.C2" office:value-type="string">
            <text:p text:style-name="Table_20_Contents">На 01.04.2015 численость сотрудников подразделения — 9 человек, включая 2 декретников. На 01.07.2015 численность сотрудников подразделения — 10 человек, включая 2 декретников. Увеличение численности обеспечено переходом в ОККР Т. Паниной из отдела по работе с клиентами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рост конверсии обращений заказчиков в заказы компании до 20 %</text:p>
          </table:table-cell>
          <table:table-cell table:style-name="Table1.C2" office:value-type="string">
            <text:p text:style-name="Table_20_Contents">Данная цель обеспечивалась более качественными предпроектными оценками времени тестирования, обеспечивалась тенденция снижения времени тестирования к времени разработки.</text:p>
          </table:table-cell>
        </table:table-row>
        <table:table-row>
          <table:covered-table-cell/>
          <table:table-cell table:style-name="Table1.A2" office:value-type="string">
            <text:p text:style-name="Table_20_Contents">Обеспечить увеличение числа абсолютно довольных заказчиков в 2 раза по сравнению со статистикой 2014 года.</text:p>
          </table:table-cell>
          <table:table-cell table:style-name="Table1.C2" office:value-type="string">
            <text:p text:style-name="Table_20_Contents">Снижено количество дефектов с 31 (1-й квартал) до 17 (2-й квартал). Количество замечаний к качеству тестирования от заказчиков осталось на прежнем уровне (1 проект <text:span text:style-name="T1">Cassantec, </text:span><text:span text:style-name="T2">как в 1-м, так и 2-м кварталах</text:span>).</text:p>
          </table:table-cell>
        </table:table-row>
        <table:table-row>
          <table:covered-table-cell/>
          <table:table-cell table:style-name="Table1.A2" office:value-type="string">
            <text:p text:style-name="Table_20_Contents">Осуществить запуск собственного продукта <text:span text:style-name="T1">CrISStal Eye. </text:span><text:span text:style-name="T2">Не менее 1 факта продажи.</text:span></text:p>
          </table:table-cell>
          <table:table-cell table:style-name="Table1.C2" office:value-type="string">
            <text:p text:style-name="Table_20_Contents"><text:span text:style-name="T2">На проекте в</text:span>недрен инструмент управления тестовой документацией и тестирования — <text:span text:style-name="T1">Testlink. </text:span><text:span text:style-name="T2">В рамках обеспечения качества, <text:s/>проводится сбор метрик производительности в каждом релизном тестировании.</text:span></text:p>
          </table:table-cell>
        </table:table-row>
        <table:table-row>
          <table:table-cell table:style-name="Table1.A2" table:number-rows-spanned="2" office:value-type="string">
            <text:p text:style-name="Table_20_Contents">Снижение доли косвенных затрат, ниже 40%</text:p>
          </table:table-cell>
          <table:table-cell table:style-name="Table1.A2" office:value-type="string">
            <text:p text:style-name="Table_20_Contents">Снижение времени на внутренние задачи у производственного персонала до 16-19%</text:p>
          </table:table-cell>
          <table:table-cell table:style-name="Table1.C2" office:value-type="string">
            <text:p text:style-name="Table_20_Contents">На данный момент цель не достигнута. По итогам второго квартала 26% времени приходится на внутренние задачи. Это даже несколько выше, чем в первом квартале (25%). Однако, при помесячном анализе, время, потраченное на внутренние задачи: апрель — 35%, май — 28, июнь — 15%. Т.е. Есть тенденция к уменьшению данной величины, до плановой.</text:p>
          </table:table-cell>
        </table:table-row>
        <table:table-row>
          <table:covered-table-cell/>
          <table:table-cell table:style-name="Table1.A2" office:value-type="string">
            <text:p text:style-name="Table_20_Contents">Снижение текучести производственного персонала до 25 %</text:p>
          </table:table-cell>
          <table:table-cell table:style-name="Table1.C2" office:value-type="string">
            <text:p text:style-name="Table_20_Contents">Текучесть в подразделении во 2-м квартале — 0%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8-27T00:32:38.96</meta:creation-date>
    <meta:document-statistic meta:table-count="1" meta:image-count="0" meta:object-count="0" meta:page-count="1" meta:paragraph-count="18" meta:word-count="257" meta:character-count="1852"/>
    <dc:date>2015-08-27T01:54:00.98</dc:date>
    <dc:creator>Konstantin Firsanov</dc:creator>
    <meta:editing-duration>PT15M1S</meta:editing-duration>
    <meta:editing-cycles>1</meta:editing-cycles>
    <meta:generator>OpenOffice/4.0.1$Win32 OpenOffice.org_project/401m5$Build-9714</meta:generator>
  </office:meta>
</office:document-meta>
</file>